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4pt" style:text-underline-style="solid" style:text-underline-width="auto" style:text-underline-color="font-color" style:font-size-asian="12.25pt" style:font-size-complex="14pt"/>
    </style:style>
    <style:style style:name="P3" style:family="paragraph" style:parent-style-name="Standard">
      <style:text-properties fo:font-size="12pt" style:text-underline-style="none" style:font-size-asian="10.5pt" style:font-size-complex="12pt"/>
    </style:style>
    <style:style style:name="P4" style:family="paragraph" style:parent-style-name="Standard">
      <style:text-properties fo:font-size="16pt" style:font-size-asian="14pt" style:font-size-complex="16pt"/>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2pt" style:text-underline-style="none"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hjelmoinnin harjoitustyö <text:s/>kevät 2012</text:p>
      <text:p text:style-name="P5">Laura Leponiemi</text:p>
      <text:p text:style-name="P1"/>
      <text:p text:style-name="P1"/>
      <text:p text:style-name="P1"/>
      <text:p text:style-name="P1"/>
      <text:p text:style-name="P1"/>
      <text:p text:style-name="P1"/>
      <text:p text:style-name="P2">Ohjelman käyttöohje</text:p>
      <text:p text:style-name="P2"/>
      <text:p text:style-name="P2"/>
      <text:p text:style-name="P3">Työnä on toteutettu tiedostointi ja tallennusjärjestelmä nimeltä Vesistömallijärjestelmä. Tietokantaan voi lisätä sekä poistaa järviä ja jokia, sekä muuttaa niiden tietoja, kuten lisätä tai vähentää vesitasetta tai virtausta. </text:p>
      <text:p text:style-name="P3">Käyttäjä voi kirjautua järjestelmään joko tutkijana tai opiskelijana, mikä tarkoittaa hiukan erilaisia toiminnallisuuksia. Opiskelijajärjestelmään kirjautunut voi selailla ja etsiä tietoa järvistä ja joista, mutta <text:s/>tutkijana tämän lisäksi tiedostoon voi tehdä myös muutoksia. Tietokantaan on valmiiksi tallennettu lista käyttäjänimistä ja salasanoista, ja niitä ei voi luoda erikseen. Opiskelijatietokantaan pääsee kirjautumaan jättämällä käyttäjätunnus- ja salasanakentän tyhjiksi.</text:p>
      <text:p text:style-name="P3">Opiskelijajärjestelmässä voi avata listan järvistä ja joista, tai pelkästään joista. Järvi-listan avatessaan, ilmoitetaan myös järveen laskevan veden yhteiskuutiolitramäärä, joka on kaikkien järveen laskevien jokien virtauksien summa. Ohjelman voi lopettaa tekstikäyttöliittymässä painamalla “0” tai graafisessa käyttöliittymässä sulkemalla valikkoikkunan.</text:p>
      <text:p text:style-name="P3"/>
      <text:p text:style-name="P3">Tutkijajärjestelmässä järvelle voi lisätä joen, mutta jokea ei voi lisätä, ellei järveä ole jo tietokannassa. Joet tallennetaan vielä lisäksi omaan tiedostoonsa haun helpottamiseksi. Koska joet tallennetaan nimensä perusteella, ei kahta samannimistä järveä voi olla tiedostossa. Järven vesitase ja joen virtaus ovat positiivisia kokonaislukuja. Joen virtaus voi olla nolla, se tarkoittaisi että joen vesi ei liiku. Negatiivinen virtaus voisi toisaalta tarkoittaa, että vesi liikkuu toiseen suuntaan, mutta todellisuudessa luonnonjoissa eivät maan korkeuserot vaihdu päinvastaisiksi kovinkaan usein. Järven vesitaseen on oltava vähintään yksi.</text:p>
      <text:p text:style-name="P3">Järviä voidaan poistaa järjestelmästä, mutta siihen liittyvät joet säilyvät vielä omassa tiedostossaan. Kun joki poistetaan tiedostosta, se poistuu sekä jokilistalta, että järven tiedois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a Leponiemi</meta:initial-creator>
    <meta:creation-date>2012-06-14T11:01:04</meta:creation-date>
    <dc:date>2012-06-14T12:38:44</dc:date>
    <dc:creator>Laura Leponiemi</dc:creator>
    <meta:editing-duration>PT00H44M59S</meta:editing-duration>
    <meta:editing-cycles>2</meta:editing-cycles>
    <meta:generator>OpenOffice.org/3.2$Unix OpenOffice.org_project/320m12$Build-9483</meta:generator>
    <meta:document-statistic meta:table-count="0" meta:image-count="0" meta:object-count="0" meta:page-count="1" meta:paragraph-count="8" meta:word-count="231" meta:character-count="1966"/>
  </office:meta>
</office:document-meta>
</file>